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2b4f" officeooo:paragraph-rsid="001e2b4f"/>
    </style:style>
    <style:style style:name="P2" style:family="paragraph" style:parent-style-name="Standard">
      <style:text-properties officeooo:rsid="001ef215" officeooo:paragraph-rsid="001e2b4f"/>
    </style:style>
    <style:style style:name="P3" style:family="paragraph" style:parent-style-name="Standard">
      <style:text-properties officeooo:rsid="001ef215" officeooo:paragraph-rsid="001ef215"/>
    </style:style>
    <style:style style:name="P4" style:family="paragraph" style:parent-style-name="Standard">
      <style:text-properties officeooo:rsid="00208b7d" officeooo:paragraph-rsid="00208b7d"/>
    </style:style>
    <style:style style:name="P5" style:family="paragraph" style:parent-style-name="Standard">
      <style:text-properties officeooo:rsid="001ef215" officeooo:paragraph-rsid="001ef215"/>
    </style:style>
    <style:style style:name="P6" style:family="paragraph" style:parent-style-name="Standard">
      <style:text-properties officeooo:rsid="00224bb3" officeooo:paragraph-rsid="00224b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o tener laravel</text:p>
      <text:p text:style-name="P4">1. instalar composer para el sistema operativo que tengas</text:p>
      <text:p text:style-name="P1"/>
      <text:p text:style-name="P1"/>
      <text:p text:style-name="P1">Como crear un proyecto laravel:</text:p>
      <text:p text:style-name="P1">1. composer install</text:p>
      <text:p text:style-name="P1">2. composer create-project laravel/laravel hola_mundo</text:p>
      <text:p text:style-name="P1">3. en el directorio del proyecto: php artisan key:generate </text:p>
      <text:p text:style-name="P1"/>
      <text:p text:style-name="P1">Como clonar un repositorio que esta creado con Laravel</text:p>
      <text:p text:style-name="P1">1. Clonamos</text:p>
      <text:p text:style-name="P1">2. composer install</text:p>
      <text:p text:style-name="P1">3. crear el archivo .env</text:p>
      <text:p text:style-name="P1">4. php artisan key:generate</text:p>
      <text:p text:style-name="P2"/>
      <text:p text:style-name="P3">Como abrir el proyecto en el navegador </text:p>
      <text:p text:style-name="P3">1. en el repositorio del proyecto coloco en la cosola: php artisan serve</text:p>
      <text:p text:style-name="P3">2. en el navegador ir a la direccion localhost:8000</text:p>
      <text:p text:style-name="P3"/>
      <text:p text:style-name="P6">Repo de github: https://github.com/AgustinVilanova/laravel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4:27:27.050786905</meta:creation-date>
    <meta:editing-duration>PT2H29M8S</meta:editing-duration>
    <meta:editing-cycles>3</meta:editing-cycles>
    <meta:generator>LibreOffice/5.1.6.2$Linux_X86_64 LibreOffice_project/10m0$Build-2</meta:generator>
    <dc:date>2018-11-23T17:26:42.834352057</dc:date>
    <meta:document-statistic meta:table-count="0" meta:image-count="0" meta:object-count="0" meta:page-count="1" meta:paragraph-count="15" meta:word-count="90" meta:character-count="596" meta:non-whitespace-character-count="519"/>
  </office:meta>
</office:document-meta>
</file>